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CA"/>
    </style:style>
    <style:style style:name="P2" style:parent-style-name="Normal" style:family="paragraph">
      <style:text-properties fo:language="en" fo:country="CA"/>
    </style:style>
    <style:style style:name="P3" style:parent-style-name="ListParagraph" style:family="paragraph"/>
    <style:style style:name="T4" style:parent-style-name="DefaultParagraphFont" style:family="text">
      <style:text-properties fo:language="en" fo:country="CA"/>
    </style:style>
    <style:style style:name="T5" style:parent-style-name="DefaultParagraphFont" style:family="text">
      <style:text-properties fo:language="is" fo:country="IS"/>
    </style:style>
    <style:style style:name="T6" style:parent-style-name="DefaultParagraphFont" style:family="text">
      <style:text-properties fo:language="is" fo:country="IS"/>
    </style:style>
    <style:style style:name="P7" style:parent-style-name="ListParagraph" style:family="paragraph"/>
    <style:style style:name="T8" style:parent-style-name="DefaultParagraphFont" style:family="text">
      <style:text-properties fo:language="is" fo:country="IS"/>
    </style:style>
    <style:style style:name="T9" style:parent-style-name="DefaultParagraphFont" style:family="text">
      <style:text-properties fo:language="is" fo:country="IS"/>
    </style:style>
    <style:style style:name="P10" style:parent-style-name="ListParagraph" style:family="paragraph"/>
    <style:style style:name="T11" style:parent-style-name="DefaultParagraphFont" style:family="text">
      <style:text-properties fo:language="is" fo:country="IS"/>
    </style:style>
    <style:style style:name="T12" style:parent-style-name="DefaultParagraphFont" style:family="text">
      <style:text-properties fo:language="is" fo:country="IS"/>
    </style:style>
    <style:style style:name="P13" style:parent-style-name="ListParagraph" style:family="paragraph">
      <style:text-properties fo:language="en" fo:country="CA"/>
    </style:style>
    <style:style style:name="P14" style:parent-style-name="ListParagraph" style:family="paragraph">
      <style:text-properties fo:language="en" fo:country="CA"/>
    </style:style>
    <style:style style:name="P15" style:parent-style-name="ListParagraph" style:family="paragraph">
      <style:text-properties fo:language="en" fo:country="CA"/>
    </style:style>
    <style:style style:name="P16" style:parent-style-name="ListParagraph" style:family="paragraph">
      <style:text-properties fo:language="en" fo:country="CA"/>
    </style:style>
    <style:style style:name="P17" style:parent-style-name="ListParagraph" style:family="paragraph">
      <style:text-properties fo:language="en" fo:country="CA"/>
    </style:style>
    <style:style style:name="P18" style:parent-style-name="ListParagraph" style:family="paragraph">
      <style:text-properties fo:language="en" fo:country="CA"/>
    </style:style>
    <style:style style:name="P19" style:parent-style-name="ListParagraph" style:family="paragraph">
      <style:text-properties fo:language="en" fo:country="CA"/>
    </style:style>
    <style:style style:name="P20" style:parent-style-name="ListParagraph" style:family="paragraph">
      <style:text-properties fo:language="en" fo:country="CA"/>
    </style:style>
    <style:style style:name="P21" style:parent-style-name="ListParagraph" style:family="paragraph">
      <style:text-properties fo:language="en" fo:country="CA"/>
    </style:style>
    <style:style style:name="P22" style:parent-style-name="ListParagraph" style:family="paragraph">
      <style:text-properties fo:language="en" fo:country="CA"/>
    </style:style>
    <style:style style:name="P23" style:parent-style-name="ListParagraph" style:family="paragraph">
      <style:text-properties fo:language="en" fo:country="CA"/>
    </style:style>
    <style:style style:name="P24" style:parent-style-name="ListParagraph" style:family="paragraph">
      <style:text-properties fo:language="en" fo:country="CA"/>
    </style:style>
    <style:style style:name="P25" style:parent-style-name="ListParagraph" style:family="paragraph">
      <style:text-properties fo:language="en" fo:country="CA"/>
    </style:style>
    <style:style style:name="P26" style:parent-style-name="ListParagraph" style:family="paragraph">
      <style:text-properties fo:language="en" fo:country="CA"/>
    </style:style>
    <style:style style:name="P27" style:parent-style-name="ListParagraph" style:family="paragraph">
      <style:text-properties fo:language="en" fo:country="CA"/>
    </style:style>
    <style:style style:name="P28" style:parent-style-name="ListParagraph" style:family="paragraph">
      <style:text-properties fo:language="en" fo:country="CA"/>
    </style:style>
    <style:style style:name="P29" style:parent-style-name="ListParagraph" style:family="paragraph"/>
    <style:style style:name="T30" style:parent-style-name="DefaultParagraphFont" style:family="text">
      <style:text-properties fo:language="en" fo:country="CA"/>
    </style:style>
    <style:style style:name="T31" style:parent-style-name="DefaultParagraphFont" style:family="text">
      <style:text-properties fo:language="en" fo:country="CA"/>
    </style:style>
    <style:style style:name="T32" style:parent-style-name="DefaultParagraphFont" style:family="text">
      <style:text-properties fo:language="en" fo:country="CA"/>
    </style:style>
    <style:style style:name="T33" style:parent-style-name="DefaultParagraphFont" style:family="text">
      <style:text-properties fo:language="en" fo:country="CA"/>
    </style:style>
    <style:style style:name="T34" style:parent-style-name="DefaultParagraphFont" style:family="text">
      <style:text-properties style:text-position="super 66.6%" fo:language="en" fo:country="CA"/>
    </style:style>
    <style:style style:name="T35" style:parent-style-name="DefaultParagraphFont" style:family="text">
      <style:text-properties fo:language="en" fo:country="CA"/>
    </style:style>
    <style:style style:name="T36" style:parent-style-name="DefaultParagraphFont" style:family="text">
      <style:text-properties fo:language="en" fo:country="CA"/>
    </style:style>
    <style:style style:name="T37" style:parent-style-name="DefaultParagraphFont" style:family="text">
      <style:text-properties fo:language="en" fo:country="CA"/>
    </style:style>
    <style:style style:name="T38" style:parent-style-name="DefaultParagraphFont" style:family="text">
      <style:text-properties fo:language="en" fo:country="CA"/>
    </style:style>
    <style:style style:name="P39" style:parent-style-name="ListParagraph" style:family="paragraph"/>
    <style:style style:name="T40" style:parent-style-name="DefaultParagraphFont" style:family="text">
      <style:text-properties fo:language="en" fo:country="CA"/>
    </style:style>
    <style:style style:name="T41" style:parent-style-name="DefaultParagraphFont" style:family="text">
      <style:text-properties style:text-position="super 66.6%" fo:language="en" fo:country="CA"/>
    </style:style>
    <style:style style:name="T42" style:parent-style-name="DefaultParagraphFont" style:family="text">
      <style:text-properties fo:language="en" fo:country="CA"/>
    </style:style>
    <style:style style:name="P43" style:parent-style-name="ListParagraph" style:family="paragraph">
      <style:text-properties fo:language="en" fo:country="CA"/>
    </style:style>
    <style:style style:name="P44" style:parent-style-name="ListParagraph" style:family="paragraph">
      <style:text-properties fo:language="en" fo:country="CA"/>
    </style:style>
    <style:style style:name="P45" style:parent-style-name="ListParagraph" style:family="paragraph">
      <style:text-properties fo:language="en" fo:country="CA"/>
    </style:style>
    <style:style style:name="P46" style:parent-style-name="ListParagraph" style:family="paragraph"/>
    <style:style style:name="T47" style:parent-style-name="DefaultParagraphFont" style:family="text">
      <style:text-properties fo:language="en" fo:country="CA"/>
    </style:style>
    <style:style style:name="T48" style:parent-style-name="DefaultParagraphFont" style:family="text">
      <style:text-properties fo:language="en" fo:country="CA"/>
    </style:style>
    <style:style style:name="T49" style:parent-style-name="DefaultParagraphFont" style:family="text">
      <style:text-properties fo:language="en" fo:country="CA"/>
    </style:style>
    <style:style style:name="T50" style:parent-style-name="DefaultParagraphFont" style:family="text">
      <style:text-properties style:text-position="super 66.6%" fo:language="en" fo:country="CA"/>
    </style:style>
    <style:style style:name="T51" style:parent-style-name="DefaultParagraphFont" style:family="text">
      <style:text-properties fo:language="en" fo:country="CA"/>
    </style:style>
    <style:style style:name="T52" style:parent-style-name="DefaultParagraphFont" style:family="text">
      <style:text-properties fo:language="en" fo:country="CA"/>
    </style:style>
    <style:style style:name="T53" style:parent-style-name="DefaultParagraphFont" style:family="text">
      <style:text-properties fo:language="en" fo:country="CA"/>
    </style:style>
    <style:style style:name="T54" style:parent-style-name="DefaultParagraphFont" style:family="text">
      <style:text-properties fo:language="en" fo:country="CA"/>
    </style:style>
    <style:style style:name="P55" style:parent-style-name="ListParagraph" style:family="paragraph">
      <style:text-properties fo:language="en" fo:country="CA"/>
    </style:style>
    <style:style style:name="P56" style:parent-style-name="ListParagraph" style:family="paragraph">
      <style:text-properties fo:language="en" fo:country="CA"/>
    </style:style>
    <style:style style:name="P57" style:parent-style-name="ListParagraph" style:family="paragraph">
      <style:text-properties fo:language="en" fo:country="CA"/>
    </style:style>
    <style:style style:name="P58" style:parent-style-name="ListParagraph" style:family="paragraph">
      <style:text-properties fo:language="en" fo:country="CA"/>
    </style:style>
    <style:style style:name="P59" style:parent-style-name="ListParagraph" style:family="paragraph">
      <style:text-properties fo:language="en" fo:country="CA"/>
    </style:style>
    <style:style style:name="P60" style:parent-style-name="ListParagraph" style:family="paragraph"/>
    <style:style style:name="T61" style:parent-style-name="DefaultParagraphFont" style:family="text">
      <style:text-properties fo:language="en" fo:country="CA"/>
    </style:style>
    <style:style style:name="T62" style:parent-style-name="DefaultParagraphFont" style:family="text">
      <style:text-properties style:text-position="super 66.6%" fo:language="en" fo:country="CA"/>
    </style:style>
    <style:style style:name="T63" style:parent-style-name="DefaultParagraphFont" style:family="text">
      <style:text-properties fo:language="en" fo:country="CA"/>
    </style:style>
    <style:style style:name="T64" style:parent-style-name="DefaultParagraphFont" style:family="text">
      <style:text-properties fo:language="en" fo:country="CA"/>
    </style:style>
    <style:style style:name="T65" style:parent-style-name="DefaultParagraphFont" style:family="text">
      <style:text-properties fo:language="en" fo:country="CA"/>
    </style:style>
    <style:style style:name="T66" style:parent-style-name="DefaultParagraphFont" style:family="text">
      <style:text-properties fo:language="en" fo:country="CA"/>
    </style:style>
    <style:style style:name="T67" style:parent-style-name="DefaultParagraphFont" style:family="text">
      <style:text-properties fo:language="en" fo:country="CA"/>
    </style:style>
    <style:style style:name="T68" style:parent-style-name="DefaultParagraphFont" style:family="text">
      <style:text-properties fo:language="en" fo:country="CA"/>
    </style:style>
    <style:style style:name="P69" style:parent-style-name="ListParagraph" style:family="paragraph">
      <style:text-properties fo:language="en" fo:country="CA"/>
    </style:style>
    <style:style style:name="P70" style:parent-style-name="ListParagraph" style:family="paragraph"/>
    <style:style style:name="T71" style:parent-style-name="DefaultParagraphFont" style:family="text">
      <style:text-properties fo:language="en" fo:country="CA"/>
    </style:style>
    <style:style style:name="T72" style:parent-style-name="DefaultParagraphFont" style:family="text">
      <style:text-properties style:text-position="super 66.6%" fo:language="en" fo:country="CA"/>
    </style:style>
    <style:style style:name="T73" style:parent-style-name="DefaultParagraphFont" style:family="text">
      <style:text-properties fo:language="en" fo:country="CA"/>
    </style:style>
    <style:style style:name="T74" style:parent-style-name="DefaultParagraphFont" style:family="text">
      <style:text-properties fo:language="en" fo:country="CA"/>
    </style:style>
    <style:style style:name="P75" style:parent-style-name="ListParagraph" style:family="paragraph">
      <style:text-properties fo:language="en" fo:country="CA"/>
    </style:style>
    <style:style style:name="P76" style:parent-style-name="ListParagraph" style:family="paragraph">
      <style:text-properties fo:language="en" fo:country="CA"/>
    </style:style>
    <style:style style:name="P77" style:parent-style-name="ListParagraph" style:family="paragraph">
      <style:text-properties fo:language="en" fo:country="CA"/>
    </style:style>
    <style:style style:name="P78" style:parent-style-name="ListParagraph" style:family="paragraph">
      <style:text-properties fo:language="en" fo:country="CA"/>
    </style:style>
    <style:style style:name="P79" style:parent-style-name="ListParagraph" style:family="paragraph">
      <style:text-properties fo:language="en" fo:country="CA"/>
    </style:style>
    <style:style style:name="P80" style:parent-style-name="ListParagraph" style:family="paragraph">
      <style:text-properties fo:language="en" fo:country="CA"/>
    </style:style>
    <style:style style:name="P81" style:parent-style-name="ListParagraph" style:family="paragraph">
      <style:text-properties fo:language="en" fo:country="CA"/>
    </style:style>
    <style:style style:name="P82" style:parent-style-name="ListParagraph" style:family="paragraph">
      <style:text-properties fo:language="en" fo:country="CA"/>
    </style:style>
    <style:style style:name="P83" style:parent-style-name="ListParagraph" style:family="paragraph">
      <style:text-properties fo:language="en" fo:country="CA"/>
    </style:style>
    <style:style style:name="P84" style:parent-style-name="ListParagraph" style:family="paragraph">
      <style:text-properties fo:language="en" fo:country="CA"/>
    </style:style>
    <style:style style:name="P85" style:parent-style-name="ListParagraph" style:family="paragraph">
      <style:text-properties fo:language="en" fo:country="CA"/>
    </style:style>
    <style:style style:name="P86" style:parent-style-name="ListParagraph" style:family="paragraph">
      <style:text-properties fo:language="en" fo:country="CA"/>
    </style:style>
    <style:style style:name="P87" style:parent-style-name="ListParagraph" style:family="paragraph">
      <style:text-properties fo:language="en" fo:country="CA"/>
    </style:style>
    <style:style style:name="P88" style:parent-style-name="Normal" style:family="paragraph">
      <style:text-properties fo:language="en" fo:country="CA"/>
    </style:style>
    <style:style style:name="P89" style:parent-style-name="Normal" style:family="paragraph">
      <style:text-properties fo:language="en" fo:country="CA"/>
    </style:style>
    <style:style style:name="P90" style:parent-style-name="ListParagraph" style:family="paragraph">
      <style:text-properties fo:language="en" fo:country="CA"/>
    </style:style>
    <style:style style:name="P91" style:parent-style-name="Normal" style:family="paragraph">
      <style:paragraph-properties fo:margin-left="0.5in">
        <style:tab-stops/>
      </style:paragraph-properties>
      <style:text-properties fo:language="en" fo:country="CA"/>
    </style:style>
    <style:style style:name="T92" style:parent-style-name="DefaultParagraphFont" style:family="text">
      <style:text-properties fo:font-variant="small-caps" fo:language="en" fo:country="CA"/>
    </style:style>
    <style:style style:name="T93" style:parent-style-name="DefaultParagraphFont" style:family="text">
      <style:text-properties fo:font-variant="small-caps" fo:language="en" fo:country="CA"/>
    </style:style>
    <style:style style:name="T94" style:parent-style-name="DefaultParagraphFont" style:family="text">
      <style:text-properties fo:language="en" fo:country="CA"/>
    </style:style>
    <style:style style:name="T95" style:parent-style-name="DefaultParagraphFont" style:family="text">
      <style:text-properties fo:language="en" fo:country="CA"/>
    </style:style>
    <style:style style:name="T96" style:parent-style-name="DefaultParagraphFont" style:family="text">
      <style:text-properties fo:language="en" fo:country="CA"/>
    </style:style>
    <style:style style:name="T97" style:parent-style-name="DefaultParagraphFont" style:family="text">
      <style:text-properties fo:language="en" fo:country="CA"/>
    </style:style>
    <style:style style:name="T98" style:parent-style-name="DefaultParagraphFont" style:family="text">
      <style:text-properties fo:language="en" fo:country="CA"/>
    </style:style>
    <style:style style:name="T99" style:parent-style-name="DefaultParagraphFont" style:family="text">
      <style:text-properties fo:font-variant="small-caps" fo:language="en" fo:country="CA"/>
    </style:style>
    <style:style style:name="P100" style:parent-style-name="ListParagraph" style:family="paragraph">
      <style:text-properties fo:language="en" fo:country="CA"/>
    </style:style>
    <style:style style:name="T101" style:parent-style-name="DefaultParagraphFont" style:family="text">
      <style:text-properties fo:language="en" fo:country="CA"/>
    </style:style>
    <style:style style:name="T102" style:parent-style-name="DefaultParagraphFont" style:family="text">
      <style:text-properties fo:font-style="italic" style:font-style-asian="italic" style:font-style-complex="italic" fo:language="en" fo:country="CA"/>
    </style:style>
    <style:style style:name="T103" style:parent-style-name="DefaultParagraphFont" style:family="text">
      <style:text-properties fo:font-style="italic" style:font-style-asian="italic" style:font-style-complex="italic" fo:language="en" fo:country="CA"/>
    </style:style>
    <style:style style:name="T104" style:parent-style-name="DefaultParagraphFont" style:family="text">
      <style:text-properties fo:language="en" fo:country="CA"/>
    </style:style>
    <style:style style:name="P105" style:parent-style-name="Normal" style:family="paragraph">
      <style:text-properties fo:language="en" fo:country="CA"/>
    </style:style>
  </office:automatic-styles>
  <office:body>
    <office:text text:use-soft-page-breaks="true">
      <text:p text:style-name="P1">Thao<text:tab/><text:tab/><text:tab/><text:tab/><text:tab/>Vietnamese<text:tab/><text:tab/><text:tab/><text:tab/><text:tab/>2023-11-10</text:p>
      <text:p text:style-name="P2"/>
      <text:list text:style-name="LFO1" text:continue-numbering="true">
        <text:list-item>
          <text:p text:style-name="P3"><text:span text:style-name="T4">[hom33w</text:span><text:span text:style-name="T5">ɛ11]</text:span><text:span text:style-name="T6"><text:tab/>‘yesterday‘</text:span></text:p>
        </text:list-item>
        <text:list-item>
          <text:p text:style-name="P7"><text:span text:style-name="T8">[hom33naj33]</text:span><text:span text:style-name="T9"><text:tab/>‘today‘</text:span></text:p>
        </text:list-item>
        <text:list-item>
          <text:p text:style-name="P10"><text:span text:style-name="T11">[naj31maj33]</text:span><text:span text:style-name="T12"><text:tab/>‚‘tomorrow</text:span></text:p>
        </text:list-item>
        <text:list-item>
          <text:p text:style-name="P13">[oŋ35]<text:tab/>‘to drink’</text:p>
        </text:list-item>
        <text:list-item>
          <text:p text:style-name="P14">[maw31ɗɛŋ33]<text:tab/>‘black’</text:p>
        </text:list-item>
        <text:list-item>
          <text:p text:style-name="P15">[maw31dʒaŋ55]<text:tab/>‘white’</text:p>
        </text:list-item>
        <text:list-item>
          <text:p text:style-name="P16">[ɗʊŋ35]<text:tab/>‘to<text:s/>stand.’</text:p>
        </text:list-item>
        <text:list-item>
          <text:p text:style-name="P17">[an33ʌj13<text:s/>ɗæŋ33<text:s/>dʊŋ35]<text:tab/>‘he is<text:s/>standing.’</text:p>
        </text:list-item>
        <text:list-item>
          <text:p text:style-name="P18">[an33ʌj13<text:s/>dʊŋ35]<text:tab/>‘he stands’</text:p>
        </text:list-item>
        <text:list-item>
          <text:p text:style-name="P19">[an13ʌj13 / an35ʌj35] ‘he’</text:p>
        </text:list-item>
        <text:list-item>
          <text:p text:style-name="P20">[kaŋ35]<text:tab/>‘to bite’</text:p>
        </text:list-item>
        <text:list-item>
          <text:p text:style-name="P21">[an13ʌj13 kaŋ35 k/go13ʌj13] ‘he bites her.’</text:p>
        </text:list-item>
        <text:list-item>
          <text:p text:style-name="P22">[lʌŋ33]<text:tab/>‘back’</text:p>
        </text:list-item>
        <text:list-item>
          <text:p text:style-name="P23">[kaŋ13]<text:s/><text:tab/>‘residue’</text:p>
        </text:list-item>
        <text:list-item>
          <text:p text:style-name="P24">[za35]<text:tab/><text:tab/>‘wind’</text:p>
        </text:list-item>
        <text:list-item>
          <text:p text:style-name="P25">[mɨə55]<text:tab/>‘rain’</text:p>
        </text:list-item>
        <text:list-item>
          <text:p text:style-name="P26">[mɨə3/45za35]<text:tab/>‘wind and rain’</text:p>
        </text:list-item>
        <text:list-item>
          <text:p text:style-name="P27">*[za35mɨə55]</text:p>
        </text:list-item>
        <text:list-item>
          <text:p text:style-name="P28">[xʌj35]<text:tab/><text:tab/>‘smoke’</text:p>
        </text:list-item>
        <text:list-item>
          <text:p text:style-name="P29"><text:span text:style-name="T30">[</text:span><text:span text:style-name="T31">hʌp</text:span><text:span text:style-name="T32">55</text:span><text:span text:style-name="T33">t</text:span><text:span text:style-name="T34">h</text:span><text:span text:style-name="T35">u55</text:span><text:span text:style-name="T36">]</text:span><text:span text:style-name="T37"><text:tab/></text:span><text:span text:style-name="T38"><text:tab/>‘to smoke’ ( for cigarette)</text:span></text:p>
        </text:list-item>
        <text:list-item>
          <text:p text:style-name="P39"><text:span text:style-name="T40">[an13ʌj13 hʌp44t</text:span><text:span text:style-name="T41">h</text:span><text:span text:style-name="T42">u55] ‘he smokes’</text:span></text:p>
        </text:list-item>
        <text:list-item>
          <text:p text:style-name="P43">[g/a33xʌj35]<text:s/><text:tab/><text:tab/>‘there is smoke’</text:p>
        </text:list-item>
        <text:list-item>
          <text:p text:style-name="P44">[xʌj34dʝaŋ35]<text:tab/><text:tab/>‘white smoke’</text:p>
        </text:list-item>
        <text:list-item>
          <text:p text:style-name="P45">[xʌj35dɛŋ33]<text:tab/><text:tab/>‘black smoke’</text:p>
        </text:list-item>
        <text:list-item>
          <text:p text:style-name="P46"><text:span text:style-name="T47">[ɗɨ13/</text:span><text:span text:style-name="T48">35</text:span><text:span text:style-name="T49">t</text:span><text:span text:style-name="T50">h</text:span><text:span text:style-name="T51">ɾ</text:span><text:span text:style-name="T52">ɛjɛ15</text:span><text:span text:style-name="T53">]</text:span><text:span text:style-name="T54"><text:tab/>‘a child’</text:span></text:p>
        </text:list-item>
        <text:list-item>
          <text:p text:style-name="P55">[k/gan33]<text:tab/>‘you’ (expression for calling child)</text:p>
        </text:list-item>
        <text:list-item>
          <text:p text:style-name="P56">[dʝaw15]<text:tab/>‘you’ (for younger/older niece/nephew from brother/sister, or grandchildren)</text:p>
        </text:list-item>
        <text:list-item>
          <text:p text:style-name="P57">[tɕ/dʝʌŋ35]<text:tab/>‘egg’</text:p>
        </text:list-item>
        <text:list-item>
          <text:p text:style-name="P58">[ɳiu31dʝaj15dʝʌŋ33]<text:tab/>‘eggs’</text:p>
        </text:list-item>
        <text:list-item>
          <text:p text:style-name="P59">[dʝʌŋ33dʝaŋ35]<text:tab/>‘white egg’</text:p>
        </text:list-item>
        <text:list-item>
          <text:p text:style-name="P60"><text:span text:style-name="T61">[la</text:span><text:span text:style-name="T62">w</text:span><text:span text:style-name="T63">m</text:span><text:span text:style-name="T64">(ɓ)</text:span><text:span text:style-name="T65">31dʝaŋ35dʝʌŋ33/55]</text:span><text:span text:style-name="T66"><text:tab/></text:span><text:span text:style-name="T67"><text:tab/></text:span><text:span text:style-name="T68">‘egg white’</text:span></text:p>
        </text:list-item>
        <text:list-item>
          <text:p text:style-name="P69">[læm31]<text:tab/>‘do’</text:p>
        </text:list-item>
        <text:list-item>
          <text:p text:style-name="P70"><text:span text:style-name="T71">[la</text:span><text:span text:style-name="T72">w</text:span><text:span text:style-name="T73">m31da15tʌŋ35]</text:span><text:span text:style-name="T74"><text:tab/>‘egg yoke’</text:span></text:p>
        </text:list-item>
        <text:list-item>
          <text:p text:style-name="P75">[dʝʌŋ34ɗɛŋ44/55]<text:tab/>‘black egg’</text:p>
        </text:list-item>
        <text:list-item>
          <text:p text:style-name="P76">[dʝa:33/55]<text:tab/>‘to<text:s/>give.’</text:p>
        </text:list-item>
        <text:list-item>
          <text:p text:style-name="P77">[an13ʌj13dʝa33go11ʌj13]<text:tab/>‘He gives (something) to her.’</text:p>
        </text:list-item>
        <text:list-item>
          <text:p text:style-name="P78">[an13ʌj13dʝa33go11ʌj13dʝʌŋ35]<text:tab/>‘He gives her eggs / an egg.’</text:p>
        </text:list-item>
        <text:list-item>
          <text:p text:style-name="P79">[an13ʌj13dʝa33go11ʌj13dʝʌŋ35dɛŋ33]<text:tab/>‘He gives her black eggs / a black egg’</text:p>
        </text:list-item>
        <text:list-item>
          <text:p text:style-name="P80">[goŋ33kijəŋ35]<text:s/><text:tab/>‘ant’</text:p>
        </text:list-item>
        <text:list-item>
          <text:p text:style-name="P81">[gɪn35]<text:tab/><text:tab/>‘glasses’</text:p>
        </text:list-item>
        <text:list-item>
          <text:p text:style-name="P82">[goŋ33kijəŋ35ɗɛŋ33]<text:tab/>‘black ant’</text:p>
        </text:list-item>
        <text:list-item>
          <text:p text:style-name="P83">[goŋ33kijəŋ35ɗɛŋ33kaŋ35go11ʌj13]<text:tab/>‘A black ant bites her.’</text:p>
        </text:list-item>
        <text:list-item>
          <text:p text:style-name="P84">[goŋ33kijəŋ35ɗɛŋ33<text:s/>go11ʌj13kaŋ35]<text:tab/>‘A black ant that she bites.’</text:p>
        </text:list-item>
        <text:list-item>
          <text:p text:style-name="P85">*[ɗɛŋ33goŋ33kijəŋ35]</text:p>
        </text:list-item>
        <text:list-item>
          <text:p text:style-name="P86">[goŋ33kijəŋ35ga35maw11ɗɛŋ22] ‘The ant is black’<text:s/>(lit. the ant has black color)</text:p>
        </text:list-item>
        <text:list-item>
          <text:p text:style-name="P87">[goŋ33kijəŋ35maw11ɗɛŋ22]<text:tab/>‘The ant is black’</text:p>
        </text:list-item>
      </text:list>
      <text:p text:style-name="P88"/>
      <text:p text:style-name="P89">As you can see from (1), the basic order of Ho Chi Minh Vietnamese (HV) is SVO.</text:p>
      <text:list text:style-name="LFO3" text:continue-numbering="true">
        <text:list-item>
          <text:p text:style-name="P90">S<text:tab/><text:tab/><text:tab/><text:tab/>V<text:tab/>O</text:p>
        </text:list-item>
      </text:list>
      <text:p text:style-name="P91">goŋ33<text:tab/>kijəŋ35<text:tab/>ɗɛŋ33<text:tab/>kaŋ35<text:tab/>go11ʌj13</text:p>
      <text:p text:style-name="ListParagraph"><text:span text:style-name="T92">cl</text:span><text:span text:style-name="T93"><text:tab/></text:span><text:span text:style-name="T94">ant</text:span><text:span text:style-name="T95"><text:tab/></text:span><text:span text:style-name="T96"><text:tab/>black</text:span><text:span text:style-name="T97"><text:tab/>bite</text:span><text:span text:style-name="T98"><text:tab/></text:span><text:span text:style-name="T99">3sg.f</text:span></text:p>
      <text:p text:style-name="P100">‘The black ant bites her.’</text:p>
      <text:p text:style-name="Normal"><text:span text:style-name="T101">Words with LM or LH rising tones are often realized with creaky voice. For example,<text:s/></text:span><text:span text:style-name="T102">kaŋ13</text:span><text:span text:style-name="T103"><text:s/></text:span><text:span text:style-name="T104">‘residue’ is realized with creaky voice as a correlate of the L (1) tone piece/component.</text:span></text:p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/>
      <style:text-properties style:font-name-asian="Times New Roman" style:font-name-complex="Times New Roman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2F5496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style:font-name-complex="Times New Roman" fo:color="#1F3763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-asian="Times New Roman" style:font-name-complex="Times New Roman" fo:color="#2F5496" style:font-size-complex="13pt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style:font-style-complex="italic" fo:color="#000000" style:font-size-complex="9pt" fo:hyphenate="false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1F3763" style:font-size-complex="12pt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color="#000000" fo:font-size="16pt" style:font-size-asian="16pt" style:font-size-complex="16pt"/>
    </style:style>
    <style:style style:name="Subtitle" style:display-name="Subtitle" style:family="paragraph" style:parent-style-name="Normal" style:next-style-name="Normal">
      <style:paragraph-properties fo:text-align="center"/>
      <style:text-properties style:font-name-asian="Times New Roman" fo:color="#5A5A5A" fo:letter-spacing="0.0104in" fo:font-size="11pt" style:font-size-asian="11pt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 fo:font-size="11pt" style:font-size-asian="11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7479in" fo:margin-bottom="1in" fo:margin-right="0.7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am Tallman</meta:initial-creator>
    <dc:creator>Adam Tallman</dc:creator>
    <meta:creation-date>2023-11-10T13:15:00Z</meta:creation-date>
    <dc:date>2023-11-10T14:38:00Z</dc:date>
    <meta:template xlink:href="Normal.dotm" xlink:type="simple"/>
    <meta:editing-cycles>4</meta:editing-cycles>
    <meta:editing-duration>PT4620S</meta:editing-duration>
    <meta:document-statistic meta:page-count="2" meta:paragraph-count="3" meta:word-count="290" meta:character-count="1885" meta:row-count="13" meta:non-whitespace-character-count="1598"/>
  </office:meta>
</office:document-meta>
</file>